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4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5mm" svg:height="90.05mm" svg:x="248.43mm" svg:y="6.37mm">
            <loext:p draw:notify-on-update-of-ranges="Sheet1.G5:Sheet1.G14 Sheet1.G24:Sheet1.G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9.18mm" svg:y="104.59mm">
            <loext:p draw:notify-on-update-of-ranges="Sheet1.H5:Sheet1.H14 Sheet1.H24:Sheet1.H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60.53mm" svg:y="181.43mm">
            <loext:p draw:notify-on-update-of-ranges="Sheet1.E5:Sheet1.E16 Sheet1.E24:Sheet1.E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First Experiment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ce1" office:value-type="string" calcext:value-type="string">
            <text:p>Absolut Error X</text:p>
          </table:table-cell>
          <table:table-cell table:style-name="ce1" office:value-type="string" calcext:value-type="string">
            <text:p>Absolut Error Y</text:p>
          </table:table-cell>
          <table:table-cell table:style-name="ce1" office:value-type="string" calcext:value-type="string">
            <text:p>Absolut Error yaw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00272649435148198" calcext:value-type="float">
            <text:p>0.0027264944</text:p>
          </table:table-cell>
          <table:table-cell table:style-name="ce1" office:value-type="float" office:value="0.000999999999999999" calcext:value-type="float">
            <text:p>0.001</text:p>
          </table:table-cell>
          <table:table-cell table:style-name="ce1" office:value-type="float" office:value="5.33861515485741" calcext:value-type="float">
            <text:p>5.3386151549</text:p>
          </table:table-cell>
          <table:table-cell/>
          <table:table-cell table:style-name="ce1" table:formula="of:=[.C5]*100" office:value-type="float" office:value="0.272649435148198" calcext:value-type="float">
            <text:p>0.2726494351</text:p>
          </table:table-cell>
          <table:table-cell table:style-name="ce1" table:formula="of:=[.D5]*100" office:value-type="float" office:value="0.1" calcext:value-type="float">
            <text:p>0.1</text:p>
          </table:table-cell>
          <table:table-cell table:style-name="ce1" table:formula="of:=[.E5]*100" office:value-type="float" office:value="533.861515485741" calcext:value-type="float">
            <text:p>533.86151548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.03275360877572" calcext:value-type="float">
            <text:p>0.0327536088</text:p>
          </table:table-cell>
          <table:table-cell table:style-name="ce1" office:value-type="float" office:value="0.0038784930588099" calcext:value-type="float">
            <text:p>0.0038784931</text:p>
          </table:table-cell>
          <table:table-cell table:style-name="ce1" office:value-type="float" office:value="3.85866868073104" calcext:value-type="float">
            <text:p>3.8586686807</text:p>
          </table:table-cell>
          <table:table-cell/>
          <table:table-cell table:style-name="ce1" table:formula="of:=[.C6]*100" office:value-type="float" office:value="3.275360877572" calcext:value-type="float">
            <text:p>3.2753608776</text:p>
          </table:table-cell>
          <table:table-cell table:style-name="ce1" table:formula="of:=[.D6]*100" office:value-type="float" office:value="0.38784930588099" calcext:value-type="float">
            <text:p>0.3878493059</text:p>
          </table:table-cell>
          <table:table-cell table:style-name="ce1" table:formula="of:=[.E6]*100" office:value-type="float" office:value="385.866868073104" calcext:value-type="float">
            <text:p>385.866868073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0.000721896206588968" calcext:value-type="float">
            <text:p>0.0007218962</text:p>
          </table:table-cell>
          <table:table-cell table:style-name="ce1" office:value-type="float" office:value="0.000166453739202398" calcext:value-type="float">
            <text:p>0.0001664537</text:p>
          </table:table-cell>
          <table:table-cell table:style-name="ce1" office:value-type="float" office:value="2.54843299899449" calcext:value-type="float">
            <text:p>2.548432999</text:p>
          </table:table-cell>
          <table:table-cell/>
          <table:table-cell table:style-name="ce1" table:formula="of:=[.C7]*100" office:value-type="float" office:value="0.0721896206588968" calcext:value-type="float">
            <text:p>0.0721896207</text:p>
          </table:table-cell>
          <table:table-cell table:style-name="ce1" table:formula="of:=[.D7]*100" office:value-type="float" office:value="0.0166453739202398" calcext:value-type="float">
            <text:p>0.0166453739</text:p>
          </table:table-cell>
          <table:table-cell table:style-name="ce1" table:formula="of:=[.E7]*100" office:value-type="float" office:value="254.843299899449" calcext:value-type="float">
            <text:p>254.84329989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.026929181787278" calcext:value-type="float">
            <text:p>0.0269291818</text:p>
          </table:table-cell>
          <table:table-cell table:style-name="ce1" office:value-type="float" office:value="0.0014967396614391" calcext:value-type="float">
            <text:p>0.0014967397</text:p>
          </table:table-cell>
          <table:table-cell table:style-name="ce1" office:value-type="float" office:value="1.61488912301694" calcext:value-type="float">
            <text:p>1.614889123</text:p>
          </table:table-cell>
          <table:table-cell/>
          <table:table-cell table:style-name="ce1" table:formula="of:=[.C8]*100" office:value-type="float" office:value="2.6929181787278" calcext:value-type="float">
            <text:p>2.6929181787</text:p>
          </table:table-cell>
          <table:table-cell table:style-name="ce1" table:formula="of:=[.D8]*100" office:value-type="float" office:value="0.14967396614391" calcext:value-type="float">
            <text:p>0.1496739661</text:p>
          </table:table-cell>
          <table:table-cell table:style-name="ce1" table:formula="of:=[.E8]*100" office:value-type="float" office:value="161.488912301694" calcext:value-type="float">
            <text:p>161.48891230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0.044831757792663" calcext:value-type="float">
            <text:p>0.0448317578</text:p>
          </table:table-cell>
          <table:table-cell table:style-name="ce1" office:value-type="float" office:value="0.0056005849013825" calcext:value-type="float">
            <text:p>0.0056005849</text:p>
          </table:table-cell>
          <table:table-cell table:style-name="ce1" office:value-type="float" office:value="2.61733855928759" calcext:value-type="float">
            <text:p>2.6173385593</text:p>
          </table:table-cell>
          <table:table-cell/>
          <table:table-cell table:style-name="ce1" table:formula="of:=[.C9]*100" office:value-type="float" office:value="4.4831757792663" calcext:value-type="float">
            <text:p>4.4831757793</text:p>
          </table:table-cell>
          <table:table-cell table:style-name="ce1" table:formula="of:=[.D9]*100" office:value-type="float" office:value="0.56005849013825" calcext:value-type="float">
            <text:p>0.5600584901</text:p>
          </table:table-cell>
          <table:table-cell table:style-name="ce1" table:formula="of:=[.E9]*100" office:value-type="float" office:value="261.733855928759" calcext:value-type="float">
            <text:p>261.733855928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0.084705953141696" calcext:value-type="float">
            <text:p>0.0847059531</text:p>
          </table:table-cell>
          <table:table-cell table:style-name="ce1" office:value-type="float" office:value="0.00932946740262221" calcext:value-type="float">
            <text:p>0.0093294674</text:p>
          </table:table-cell>
          <table:table-cell table:style-name="ce1" office:value-type="float" office:value="1.50767443953875" calcext:value-type="float">
            <text:p>1.5076744395</text:p>
          </table:table-cell>
          <table:table-cell/>
          <table:table-cell table:style-name="ce1" table:formula="of:=[.C10]*100" office:value-type="float" office:value="8.4705953141696" calcext:value-type="float">
            <text:p>8.4705953142</text:p>
          </table:table-cell>
          <table:table-cell table:style-name="ce1" table:formula="of:=[.D10]*100" office:value-type="float" office:value="0.932946740262221" calcext:value-type="float">
            <text:p>0.9329467403</text:p>
          </table:table-cell>
          <table:table-cell table:style-name="ce1" table:formula="of:=[.E10]*100" office:value-type="float" office:value="150.767443953875" calcext:value-type="float">
            <text:p>150.767443953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0.011664459272136" calcext:value-type="float">
            <text:p>0.0116644593</text:p>
          </table:table-cell>
          <table:table-cell table:style-name="ce1" office:value-type="float" office:value="0.014523749061627" calcext:value-type="float">
            <text:p>0.0145237491</text:p>
          </table:table-cell>
          <table:table-cell table:style-name="ce1" office:value-type="float" office:value="4.1940408412902" calcext:value-type="float">
            <text:p>4.1940408413</text:p>
          </table:table-cell>
          <table:table-cell/>
          <table:table-cell table:style-name="ce1" table:formula="of:=[.C11]*100" office:value-type="float" office:value="1.1664459272136" calcext:value-type="float">
            <text:p>1.1664459272</text:p>
          </table:table-cell>
          <table:table-cell table:style-name="ce1" table:formula="of:=[.D11]*100" office:value-type="float" office:value="1.4523749061627" calcext:value-type="float">
            <text:p>1.4523749062</text:p>
          </table:table-cell>
          <table:table-cell table:style-name="ce1" table:formula="of:=[.E11]*100" office:value-type="float" office:value="419.40408412902" calcext:value-type="float">
            <text:p>419.4040841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0.021982875971936" calcext:value-type="float">
            <text:p>0.021982876</text:p>
          </table:table-cell>
          <table:table-cell table:style-name="ce1" office:value-type="float" office:value="0.012061823877539" calcext:value-type="float">
            <text:p>0.0120618239</text:p>
          </table:table-cell>
          <table:table-cell table:style-name="ce1" office:value-type="float" office:value="1.39770791512134" calcext:value-type="float">
            <text:p>1.3977079151</text:p>
          </table:table-cell>
          <table:table-cell/>
          <table:table-cell table:style-name="ce1" table:formula="of:=[.C12]*100" office:value-type="float" office:value="2.1982875971936" calcext:value-type="float">
            <text:p>2.1982875972</text:p>
          </table:table-cell>
          <table:table-cell table:style-name="ce1" table:formula="of:=[.D12]*100" office:value-type="float" office:value="1.2061823877539" calcext:value-type="float">
            <text:p>1.2061823878</text:p>
          </table:table-cell>
          <table:table-cell table:style-name="ce1" table:formula="of:=[.E12]*100" office:value-type="float" office:value="139.770791512134" calcext:value-type="float">
            <text:p>139.77079151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0.013806865452759" calcext:value-type="float">
            <text:p>0.0138068655</text:p>
          </table:table-cell>
          <table:table-cell table:style-name="ce1" office:value-type="float" office:value="0.00250022205442102" calcext:value-type="float">
            <text:p>0.0025002221</text:p>
          </table:table-cell>
          <table:table-cell table:style-name="ce1" office:value-type="float" office:value="2.92656254347511" calcext:value-type="float">
            <text:p>2.9265625435</text:p>
          </table:table-cell>
          <table:table-cell/>
          <table:table-cell table:style-name="ce1" table:formula="of:=[.C13]*100" office:value-type="float" office:value="1.3806865452759" calcext:value-type="float">
            <text:p>1.3806865453</text:p>
          </table:table-cell>
          <table:table-cell table:style-name="ce1" table:formula="of:=[.D13]*100" office:value-type="float" office:value="0.250022205442102" calcext:value-type="float">
            <text:p>0.2500222054</text:p>
          </table:table-cell>
          <table:table-cell table:style-name="ce1" table:formula="of:=[.E13]*100" office:value-type="float" office:value="292.656254347511" calcext:value-type="float">
            <text:p>292.65625434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204005956317729" calcext:value-type="float">
            <text:p>0.0204005956</text:p>
          </table:table-cell>
          <table:table-cell table:style-name="ce1" office:value-type="float" office:value="0.01250022205442" calcext:value-type="float">
            <text:p>0.0125002221</text:p>
          </table:table-cell>
          <table:table-cell table:style-name="ce1" office:value-type="float" office:value="2.74427766630406" calcext:value-type="float">
            <text:p>2.7442776663</text:p>
          </table:table-cell>
          <table:table-cell/>
          <table:table-cell table:style-name="ce1" table:formula="of:=[.C14]*100" office:value-type="float" office:value="2.04005956317729" calcext:value-type="float">
            <text:p>2.0400595632</text:p>
          </table:table-cell>
          <table:table-cell table:style-name="ce1" table:formula="of:=[.D14]*100" office:value-type="float" office:value="1.250022205442" calcext:value-type="float">
            <text:p>1.2500222054</text:p>
          </table:table-cell>
          <table:table-cell table:style-name="ce1" table:formula="of:=[.E14]*100" office:value-type="float" office:value="274.427766630406" calcext:value-type="float">
            <text:p>274.4277666304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style-name="ce1" office:value-type="float" office:value="2.71954117434448" calcext:value-type="float">
            <text:p>2.7195411743</text:p>
          </table:table-cell>
          <table:table-cell table:number-columns-repeated="3"/>
          <table:table-cell table:style-name="ce1" table:formula="of:=[.E15]*100" office:value-type="float" office:value="271.954117434448" calcext:value-type="float">
            <text:p>271.9541174344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style-name="ce1" office:value-type="float" office:value="3.53558400639459" calcext:value-type="float">
            <text:p>3.5355840064</text:p>
          </table:table-cell>
          <table:table-cell table:number-columns-repeated="3"/>
          <table:table-cell table:style-name="ce1" table:formula="of:=[.E16]*100" office:value-type="float" office:value="353.558400639459" calcext:value-type="float">
            <text:p>353.5584006395</text:p>
          </table:table-cell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3" table:formula="of:=AVERAGE([.C5:.C14])" office:value-type="float" office:value="0.0260523688384032" calcext:value-type="float">
            <text:p>0.0260523688</text:p>
          </table:table-cell>
          <table:table-cell table:style-name="ce3" table:formula="of:=AVERAGE([.D5:.D14])" office:value-type="float" office:value="0.00630577558114631" calcext:value-type="float">
            <text:p>0.0063057756</text:p>
          </table:table-cell>
          <table:table-cell table:style-name="ce3" table:formula="of:=AVERAGE([.E5:.E14])" office:value-type="float" office:value="2.87482079226169" calcext:value-type="float">
            <text:p>2.8748207923</text:p>
          </table:table-cell>
          <table:table-cell table:style-name="ce3" table:formula="of:=AVERAGE([.F5:.F14])" office:value-type="string" office:string-value="" calcext:value-type="error">
            <text:p>#DIV/0!</text:p>
          </table:table-cell>
          <table:table-cell table:style-name="ce3" table:formula="of:=AVERAGE([.G5:.G14])" office:value-type="float" office:value="2.60523688384032" calcext:value-type="float">
            <text:p>2.6052368838</text:p>
          </table:table-cell>
          <table:table-cell table:style-name="ce3" table:formula="of:=AVERAGE([.H5:.H14])" office:value-type="float" office:value="0.630577558114631" calcext:value-type="float">
            <text:p>0.6305775581</text:p>
          </table:table-cell>
          <table:table-cell table:style-name="ce3" table:formula="of:=AVERAGE([.I5:.I14])" office:value-type="float" office:value="287.482079226169" calcext:value-type="float">
            <text:p>287.4820792262</text:p>
          </table:table-cell>
        </table:table-row>
        <table:table-row table:style-name="ro1">
          <table:table-cell/>
          <table:table-cell table:style-name="ce2" office:value-type="string" calcext:value-type="string">
            <text:p>STD</text:p>
          </table:table-cell>
          <table:table-cell table:style-name="ce3" table:formula="of:=STDEV([.C5:.C14])" office:value-type="float" office:value="0.0245623485361882" calcext:value-type="float">
            <text:p>0.0245623485</text:p>
          </table:table-cell>
          <table:table-cell table:style-name="ce3" table:formula="of:=STDEV([.D5:.D14])" office:value-type="float" office:value="0.00535435072435005" calcext:value-type="float">
            <text:p>0.0053543507</text:p>
          </table:table-cell>
          <table:table-cell table:style-name="ce3" table:formula="of:=STDEV([.E5:.E14])" office:value-type="float" office:value="1.27407941003825" calcext:value-type="float">
            <text:p>1.27407941</text:p>
          </table:table-cell>
          <table:table-cell table:style-name="ce3" table:formula="of:=STDEV([.F5:.F14])" office:value-type="string" office:string-value="" calcext:value-type="error">
            <text:p>#DIV/0!</text:p>
          </table:table-cell>
          <table:table-cell table:style-name="ce3" table:formula="of:=STDEV([.G5:.G14])" office:value-type="float" office:value="2.45623485361882" calcext:value-type="float">
            <text:p>2.4562348536</text:p>
          </table:table-cell>
          <table:table-cell table:style-name="ce3" table:formula="of:=STDEV([.H5:.H14])" office:value-type="float" office:value="0.535435072435005" calcext:value-type="float">
            <text:p>0.5354350724</text:p>
          </table:table-cell>
          <table:table-cell table:style-name="ce3" table:formula="of:=STDEV([.I5:.I14])" office:value-type="float" office:value="127.407941003825" calcext:value-type="float">
            <text:p>127.4079410038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Second Experiment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Absolut Error X</text:p>
          </table:table-cell>
          <table:table-cell office:value-type="string" calcext:value-type="string">
            <text:p>Absolut Error Y</text:p>
          </table:table-cell>
          <table:table-cell office:value-type="string" calcext:value-type="string">
            <text:p>Absolut Error yaw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329859523584297" calcext:value-type="float">
            <text:p>0.0032985952</text:p>
          </table:table-cell>
          <table:table-cell office:value-type="float" office:value="0.0028317528972019" calcext:value-type="float">
            <text:p>0.0028317529</text:p>
          </table:table-cell>
          <table:table-cell office:value-type="float" office:value="2.05669079726131" calcext:value-type="float">
            <text:p>2.0566907973</text:p>
          </table:table-cell>
          <table:table-cell/>
          <table:table-cell table:formula="of:=[.C24]*100" office:value-type="float" office:value="0.329859523584297" calcext:value-type="float">
            <text:p>0.3298595236</text:p>
          </table:table-cell>
          <table:table-cell table:formula="of:=[.D24]*100" office:value-type="float" office:value="0.28317528972019" calcext:value-type="float">
            <text:p>0.2831752897</text:p>
          </table:table-cell>
          <table:table-cell table:formula="of:=[.E24]*100" office:value-type="float" office:value="205.669079726131" calcext:value-type="float">
            <text:p>205.66907972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340928119094397" calcext:value-type="float">
            <text:p>0.0034092812</text:p>
          </table:table-cell>
          <table:table-cell office:value-type="float" office:value="0.0010119573574699" calcext:value-type="float">
            <text:p>0.0010119574</text:p>
          </table:table-cell>
          <table:table-cell office:value-type="float" office:value="1.78257034047716" calcext:value-type="float">
            <text:p>1.7825703405</text:p>
          </table:table-cell>
          <table:table-cell/>
          <table:table-cell table:formula="of:=[.C25]*100" office:value-type="float" office:value="0.340928119094397" calcext:value-type="float">
            <text:p>0.3409281191</text:p>
          </table:table-cell>
          <table:table-cell table:formula="of:=[.D25]*100" office:value-type="float" office:value="0.10119573574699" calcext:value-type="float">
            <text:p>0.1011957357</text:p>
          </table:table-cell>
          <table:table-cell table:formula="of:=[.E25]*100" office:value-type="float" office:value="178.257034047716" calcext:value-type="float">
            <text:p>178.257034047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228815009994504" calcext:value-type="float">
            <text:p>0.0022881501</text:p>
          </table:table-cell>
          <table:table-cell office:value-type="float" office:value="0.0023259028104361" calcext:value-type="float">
            <text:p>0.0023259028</text:p>
          </table:table-cell>
          <table:table-cell office:value-type="float" office:value="0.244119045624828" calcext:value-type="float">
            <text:p>0.2441190456</text:p>
          </table:table-cell>
          <table:table-cell/>
          <table:table-cell table:formula="of:=[.C26]*100" office:value-type="float" office:value="0.228815009994504" calcext:value-type="float">
            <text:p>0.22881501</text:p>
          </table:table-cell>
          <table:table-cell table:formula="of:=[.D26]*100" office:value-type="float" office:value="0.23259028104361" calcext:value-type="float">
            <text:p>0.232590281</text:p>
          </table:table-cell>
          <table:table-cell table:formula="of:=[.E26]*100" office:value-type="float" office:value="24.4119045624828" calcext:value-type="float">
            <text:p>24.41190456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117345452893897" calcext:value-type="float">
            <text:p>0.0011734545</text:p>
          </table:table-cell>
          <table:table-cell office:value-type="float" office:value="0.00670727378528001" calcext:value-type="float">
            <text:p>0.0067072738</text:p>
          </table:table-cell>
          <table:table-cell office:value-type="float" office:value="0.469054341533123" calcext:value-type="float">
            <text:p>0.4690543415</text:p>
          </table:table-cell>
          <table:table-cell/>
          <table:table-cell table:formula="of:=[.C27]*100" office:value-type="float" office:value="0.117345452893897" calcext:value-type="float">
            <text:p>0.1173454529</text:p>
          </table:table-cell>
          <table:table-cell table:formula="of:=[.D27]*100" office:value-type="float" office:value="0.670727378528001" calcext:value-type="float">
            <text:p>0.6707273785</text:p>
          </table:table-cell>
          <table:table-cell table:formula="of:=[.E27]*100" office:value-type="float" office:value="46.9054341533123" calcext:value-type="float">
            <text:p>46.90543415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592833983052044" calcext:value-type="float">
            <text:p>0.000592834</text:p>
          </table:table-cell>
          <table:table-cell office:value-type="float" office:value="0.00276045932318" calcext:value-type="float">
            <text:p>0.0027604593</text:p>
          </table:table-cell>
          <table:table-cell office:value-type="float" office:value="1.91504434015667" calcext:value-type="float">
            <text:p>1.9150443402</text:p>
          </table:table-cell>
          <table:table-cell/>
          <table:table-cell table:formula="of:=[.C28]*100" office:value-type="float" office:value="0.0592833983052044" calcext:value-type="float">
            <text:p>0.0592833983</text:p>
          </table:table-cell>
          <table:table-cell table:formula="of:=[.D28]*100" office:value-type="float" office:value="0.276045932318" calcext:value-type="float">
            <text:p>0.2760459323</text:p>
          </table:table-cell>
          <table:table-cell table:formula="of:=[.E28]*100" office:value-type="float" office:value="191.504434015667" calcext:value-type="float">
            <text:p>191.5044340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142824867639058" calcext:value-type="float">
            <text:p>0.0001428249</text:p>
          </table:table-cell>
          <table:table-cell office:value-type="float" office:value="0.00146208998955601" calcext:value-type="float">
            <text:p>0.00146209</text:p>
          </table:table-cell>
          <table:table-cell office:value-type="float" office:value="0.347705613991579" calcext:value-type="float">
            <text:p>0.347705614</text:p>
          </table:table-cell>
          <table:table-cell/>
          <table:table-cell table:formula="of:=[.C29]*100" office:value-type="float" office:value="0.0142824867639058" calcext:value-type="float">
            <text:p>0.0142824868</text:p>
          </table:table-cell>
          <table:table-cell table:formula="of:=[.D29]*100" office:value-type="float" office:value="0.146208998955601" calcext:value-type="float">
            <text:p>0.146208999</text:p>
          </table:table-cell>
          <table:table-cell table:formula="of:=[.E29]*100" office:value-type="float" office:value="34.7705613991579" calcext:value-type="float">
            <text:p>34.770561399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102862211423593" calcext:value-type="float">
            <text:p>0.0010286221</text:p>
          </table:table-cell>
          <table:table-cell office:value-type="float" office:value="0.00368349803083401" calcext:value-type="float">
            <text:p>0.003683498</text:p>
          </table:table-cell>
          <table:table-cell office:value-type="float" office:value="0.660860856848558" calcext:value-type="float">
            <text:p>0.6608608568</text:p>
          </table:table-cell>
          <table:table-cell/>
          <table:table-cell table:formula="of:=[.C30]*100" office:value-type="float" office:value="0.102862211423593" calcext:value-type="float">
            <text:p>0.1028622114</text:p>
          </table:table-cell>
          <table:table-cell table:formula="of:=[.D30]*100" office:value-type="float" office:value="0.368349803083401" calcext:value-type="float">
            <text:p>0.3683498031</text:p>
          </table:table-cell>
          <table:table-cell table:formula="of:=[.E30]*100" office:value-type="float" office:value="66.0860856848558" calcext:value-type="float">
            <text:p>66.08608568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156440415357595" calcext:value-type="float">
            <text:p>0.0015644042</text:p>
          </table:table-cell>
          <table:table-cell office:value-type="float" office:value="0.00020801615763899" calcext:value-type="float">
            <text:p>0.0002080162</text:p>
          </table:table-cell>
          <table:table-cell office:value-type="float" office:value="0.103833474656213" calcext:value-type="float">
            <text:p>0.1038334747</text:p>
          </table:table-cell>
          <table:table-cell/>
          <table:table-cell table:formula="of:=[.C31]*100" office:value-type="float" office:value="0.156440415357595" calcext:value-type="float">
            <text:p>0.1564404154</text:p>
          </table:table-cell>
          <table:table-cell table:formula="of:=[.D31]*100" office:value-type="float" office:value="0.020801615763899" calcext:value-type="float">
            <text:p>0.0208016158</text:p>
          </table:table-cell>
          <table:table-cell table:formula="of:=[.E31]*100" office:value-type="float" office:value="10.3833474656213" calcext:value-type="float">
            <text:p>10.38334746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119056282974706" calcext:value-type="float">
            <text:p>0.0011905628</text:p>
          </table:table-cell>
          <table:table-cell office:value-type="float" office:value="0.018788181949557" calcext:value-type="float">
            <text:p>0.0187881819</text:p>
          </table:table-cell>
          <table:table-cell office:value-type="float" office:value="3.21941946136267" calcext:value-type="float">
            <text:p>3.2194194614</text:p>
          </table:table-cell>
          <table:table-cell/>
          <table:table-cell table:formula="of:=[.C32]*100" office:value-type="float" office:value="0.119056282974706" calcext:value-type="float">
            <text:p>0.119056283</text:p>
          </table:table-cell>
          <table:table-cell table:formula="of:=[.D32]*100" office:value-type="float" office:value="1.8788181949557" calcext:value-type="float">
            <text:p>1.878818195</text:p>
          </table:table-cell>
          <table:table-cell table:formula="of:=[.E32]*100" office:value-type="float" office:value="321.941946136267" calcext:value-type="float">
            <text:p>321.94194613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12198037521117" calcext:value-type="float">
            <text:p>0.000512198</text:p>
          </table:table-cell>
          <table:table-cell office:value-type="float" office:value="0.000844753530800019" calcext:value-type="float">
            <text:p>0.0008447535</text:p>
          </table:table-cell>
          <table:table-cell office:value-type="float" office:value="1.3773576479336" calcext:value-type="float">
            <text:p>1.3773576479</text:p>
          </table:table-cell>
          <table:table-cell/>
          <table:table-cell table:formula="of:=[.C33]*100" office:value-type="float" office:value="0.0512198037521117" calcext:value-type="float">
            <text:p>0.0512198038</text:p>
          </table:table-cell>
          <table:table-cell table:formula="of:=[.D33]*100" office:value-type="float" office:value="0.0844753530800019" calcext:value-type="float">
            <text:p>0.0844753531</text:p>
          </table:table-cell>
          <table:table-cell table:formula="of:=[.E33]*100" office:value-type="float" office:value="137.73576479336" calcext:value-type="float">
            <text:p>137.735764793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2.41402078848584" calcext:value-type="float">
            <text:p>2.4140207885</text:p>
          </table:table-cell>
          <table:table-cell table:number-columns-repeated="3"/>
          <table:table-cell table:formula="of:=[.E34]*100" office:value-type="float" office:value="241.402078848584" calcext:value-type="float">
            <text:p>241.4020788486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0.935801316724742" calcext:value-type="float">
            <text:p>0.9358013167</text:p>
          </table:table-cell>
          <table:table-cell table:number-columns-repeated="3"/>
          <table:table-cell table:formula="of:=[.E35]*100" office:value-type="float" office:value="93.5801316724742" calcext:value-type="float">
            <text:p>93.5801316725</text:p>
          </table:table-cell>
        </table:table-row>
        <table:table-row table:style-name="ro1">
          <table:table-cell/>
          <table:table-cell table:style-name="ce2" office:value-type="string" calcext:value-type="string">
            <text:p>mean</text:p>
          </table:table-cell>
          <table:table-cell table:style-name="ce2" table:formula="of:=AVERAGE([.C24:.C33])" office:value-type="float" office:value="0.00152009270414421" calcext:value-type="float">
            <text:p>0.0015200927</text:p>
          </table:table-cell>
          <table:table-cell table:style-name="ce2" table:formula="of:=AVERAGE([.D24:.D33])" office:value-type="float" office:value="0.00406238858319539" calcext:value-type="float">
            <text:p>0.0040623886</text:p>
          </table:table-cell>
          <table:table-cell table:style-name="ce2" table:formula="of:=AVERAGE([.E24:.E33])" office:value-type="float" office:value="1.21766559198457" calcext:value-type="float">
            <text:p>1.217665592</text:p>
          </table:table-cell>
          <table:table-cell table:style-name="ce2" table:formula="of:=AVERAGE([.F24:.F33])" office:value-type="string" office:string-value="" calcext:value-type="error">
            <text:p>#DIV/0!</text:p>
          </table:table-cell>
          <table:table-cell table:style-name="ce2" table:formula="of:=AVERAGE([.G24:.G33])" office:value-type="float" office:value="0.152009270414421" calcext:value-type="float">
            <text:p>0.1520092704</text:p>
          </table:table-cell>
          <table:table-cell table:style-name="ce2" table:formula="of:=AVERAGE([.H24:.H33])" office:value-type="float" office:value="0.406238858319539" calcext:value-type="float">
            <text:p>0.4062388583</text:p>
          </table:table-cell>
          <table:table-cell table:style-name="ce2" table:formula="of:=AVERAGE([.I24:.I33])" office:value-type="float" office:value="121.766559198457" calcext:value-type="float">
            <text:p>121.7665591985</text:p>
          </table:table-cell>
        </table:table-row>
        <table:table-row table:style-name="ro1">
          <table:table-cell/>
          <table:table-cell table:style-name="ce2" office:value-type="string" calcext:value-type="string">
            <text:p>STD</text:p>
          </table:table-cell>
          <table:table-cell table:style-name="ce2" table:formula="of:=STDEV([.C24:.C33])" office:value-type="float" office:value="0.00113366654187031" calcext:value-type="float">
            <text:p>0.0011336665</text:p>
          </table:table-cell>
          <table:table-cell table:style-name="ce2" table:formula="of:=STDEV([.D24:.D33])" office:value-type="float" office:value="0.00549230652260892" calcext:value-type="float">
            <text:p>0.0054923065</text:p>
          </table:table-cell>
          <table:table-cell table:style-name="ce2" table:formula="of:=STDEV([.E24:.E33])" office:value-type="float" office:value="1.01967497211763" calcext:value-type="float">
            <text:p>1.0196749721</text:p>
          </table:table-cell>
          <table:table-cell table:style-name="ce2" table:formula="of:=STDEV([.F24:.F33])" office:value-type="string" office:string-value="" calcext:value-type="error">
            <text:p>#DIV/0!</text:p>
          </table:table-cell>
          <table:table-cell table:style-name="ce2" table:formula="of:=STDEV([.G24:.G33])" office:value-type="float" office:value="0.113366654187031" calcext:value-type="float">
            <text:p>0.1133666542</text:p>
          </table:table-cell>
          <table:table-cell table:style-name="ce2" table:formula="of:=STDEV([.H24:.H33])" office:value-type="float" office:value="0.549230652260891" calcext:value-type="float">
            <text:p>0.5492306523</text:p>
          </table:table-cell>
          <table:table-cell table:style-name="ce2" table:formula="of:=STDEV([.I24:.I33])" office:value-type="float" office:value="101.967497211763" calcext:value-type="float">
            <text:p>101.9674972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21:00:38.493972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5:35:15.042448640</meta:creation-date>
    <dc:date>2019-05-21T21:17:54.396321971</dc:date>
    <meta:editing-duration>PT31M36S</meta:editing-duration>
    <meta:editing-cycles>6</meta:editing-cycles>
    <meta:generator>LibreOffice/5.1.6.2$Linux_X86_64 LibreOffice_project/10m0$Build-2</meta:generator>
    <meta:document-statistic meta:table-count="1" meta:cell-count="1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line" chart:style-name="ch1">
        <chart:title svg:x="5.674cm" svg:y="0.316cm" chart:style-name="ch2">
          <text:p> Absolute Error: x-axis</text:p>
        </chart:title>
        <chart:legend chart:legend-position="end" svg:x="12.208cm" svg:y="3.955cm" style:legend-expansion="high" chart:style-name="ch3"/>
        <chart:plot-area chart:style-name="ch4" table:cell-range-address="Sheet1.G5:Sheet1.G14 Sheet1.G24:Sheet1.G33" chart:data-source-has-labels="row" svg:x="1.33cm" svg:y="1.275cm" svg:width="10.559cm" svg:height="6.57cm">
          <chartooo:coordinate-region svg:x="1.766cm" svg:y="1.474cm" svg:width="9.936cm" svg:height="5.724cm"/>
          <chart:axis chart:dimension="x" chart:name="primary-x" chart:style-name="ch5">
            <chart:title svg:x="5.123cm" svg:y="8.025cm" chart:style-name="ch6">
              <text:p>Measurement Index</text:p>
            </chart:title>
          </chart:axis>
          <chart:axis chart:dimension="y" chart:name="primary-y" chart:style-name="ch5">
            <chart:title svg:x="0.451cm" svg:y="5.967cm" chart:style-name="ch7">
              <text:p>Displacement (cm)</text:p>
            </chart:title>
            <chart:grid chart:style-name="ch8" chart:class="major"/>
          </chart:axis>
          <chart:series chart:style-name="ch9" chart:values-cell-range-address="Sheet1.G5:Sheet1.G14" loext:label-string="1st_experiment" chart:class="chart:line">
            <chart:data-point chart:repeated="10"/>
          </chart:series>
          <chart:series chart:style-name="ch10" chart:values-cell-range-address="Sheet1.G24:Sheet1.G33" loext:label-string="2nd_experiment" chart:class="chart:line">
            <chart:data-point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_experiment</text:p>
              </table:table-cell>
              <table:table-cell office:value-type="string">
                <text:p>2nd_experi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2649435148198">
                <text:p>0.272649435148198</text:p>
                <draw:g>
                  <svg:desc>Sheet1.G5:Sheet1.G14</svg:desc>
                </draw:g>
              </table:table-cell>
              <table:table-cell office:value-type="float" office:value="0.329859523584297">
                <text:p>0.329859523584297</text:p>
                <draw:g>
                  <svg:desc>Sheet1.G24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75360877572">
                <text:p>3.275360877572</text:p>
              </table:table-cell>
              <table:table-cell office:value-type="float" office:value="0.340928119094397">
                <text:p>0.340928119094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1896206588968">
                <text:p>0.0721896206588968</text:p>
              </table:table-cell>
              <table:table-cell office:value-type="float" office:value="0.228815009994504">
                <text:p>0.228815009994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29181787278">
                <text:p>2.6929181787278</text:p>
              </table:table-cell>
              <table:table-cell office:value-type="float" office:value="0.117345452893897">
                <text:p>0.117345452893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831757792663">
                <text:p>4.4831757792663</text:p>
              </table:table-cell>
              <table:table-cell office:value-type="float" office:value="0.0592833983052044">
                <text:p>0.0592833983052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705953141696">
                <text:p>8.4705953141696</text:p>
              </table:table-cell>
              <table:table-cell office:value-type="float" office:value="0.0142824867639058">
                <text:p>0.0142824867639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664459272136">
                <text:p>1.1664459272136</text:p>
              </table:table-cell>
              <table:table-cell office:value-type="float" office:value="0.102862211423593">
                <text:p>0.102862211423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982875971936">
                <text:p>2.1982875971936</text:p>
              </table:table-cell>
              <table:table-cell office:value-type="float" office:value="0.156440415357595">
                <text:p>0.156440415357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806865452759">
                <text:p>1.3806865452759</text:p>
              </table:table-cell>
              <table:table-cell office:value-type="float" office:value="0.119056282974706">
                <text:p>0.119056282974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005956317729">
                <text:p>2.04005956317729</text:p>
              </table:table-cell>
              <table:table-cell office:value-type="float" office:value="0.0512198037521117">
                <text:p>0.0512198037521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47cm" svg:y="0.316cm" chart:style-name="ch2">
          <text:p>Absolute Error: y-axis</text:p>
        </chart:title>
        <chart:legend chart:legend-position="end" svg:x="12.222cm" svg:y="3.952cm" style:legend-expansion="high" chart:style-name="ch3"/>
        <chart:plot-area chart:style-name="ch4" table:cell-range-address="Sheet1.H5:Sheet1.H14 Sheet1.H24:Sheet1.H33" chart:data-source-has-labels="row" svg:x="1.331cm" svg:y="1.275cm" svg:width="10.571cm" svg:height="6.564cm">
          <chartooo:coordinate-region svg:x="2.058cm" svg:y="1.474cm" svg:width="9.657cm" svg:height="5.718cm"/>
          <chart:axis chart:dimension="x" chart:name="primary-x" chart:style-name="ch5">
            <chart:title svg:x="5.13cm" svg:y="8.019cm" chart:style-name="ch6">
              <text:p>Measurement Index</text:p>
            </chart:title>
            <chart:grid chart:style-name="ch7" chart:class="major"/>
          </chart:axis>
          <chart:axis chart:dimension="y" chart:name="primary-y" chart:style-name="ch5">
            <chart:title svg:x="0.451cm" svg:y="5.924cm" chart:style-name="ch8">
              <text:p>Displacement(cm)</text:p>
            </chart:title>
            <chart:grid chart:style-name="ch7" chart:class="major"/>
          </chart:axis>
          <chart:series chart:style-name="ch9" chart:values-cell-range-address="Sheet1.H5:Sheet1.H14" loext:label-string="1st_experiment" chart:class="chart:line">
            <chart:data-point chart:repeated="10"/>
          </chart:series>
          <chart:series chart:style-name="ch10" chart:values-cell-range-address="Sheet1.H24:Sheet1.H33" loext:label-string="2nd_experiment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_experiment</text:p>
              </table:table-cell>
              <table:table-cell office:value-type="string">
                <text:p>2nd_experi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H5:Sheet1.H14</svg:desc>
                </draw:g>
              </table:table-cell>
              <table:table-cell office:value-type="float" office:value="0.28317528972019">
                <text:p>0.28317528972019</text:p>
                <draw:g>
                  <svg:desc>Sheet1.H24:Sheet1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784930588099">
                <text:p>0.38784930588099</text:p>
              </table:table-cell>
              <table:table-cell office:value-type="float" office:value="0.10119573574699">
                <text:p>0.10119573574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6453739202398">
                <text:p>0.0166453739202398</text:p>
              </table:table-cell>
              <table:table-cell office:value-type="float" office:value="0.23259028104361">
                <text:p>0.23259028104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67396614391">
                <text:p>0.14967396614391</text:p>
              </table:table-cell>
              <table:table-cell office:value-type="float" office:value="0.670727378528001">
                <text:p>0.670727378528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005849013825">
                <text:p>0.56005849013825</text:p>
              </table:table-cell>
              <table:table-cell office:value-type="float" office:value="0.276045932318">
                <text:p>0.276045932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2946740262221">
                <text:p>0.932946740262221</text:p>
              </table:table-cell>
              <table:table-cell office:value-type="float" office:value="0.146208998955601">
                <text:p>0.146208998955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23749061627">
                <text:p>1.4523749061627</text:p>
              </table:table-cell>
              <table:table-cell office:value-type="float" office:value="0.368349803083401">
                <text:p>0.368349803083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061823877539">
                <text:p>1.2061823877539</text:p>
              </table:table-cell>
              <table:table-cell office:value-type="float" office:value="0.020801615763899">
                <text:p>0.020801615763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0022205442102">
                <text:p>0.250022205442102</text:p>
              </table:table-cell>
              <table:table-cell office:value-type="float" office:value="1.8788181949557">
                <text:p>1.8788181949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50022205442">
                <text:p>1.250022205442</text:p>
              </table:table-cell>
              <table:table-cell office:value-type="float" office:value="0.0844753530800019">
                <text:p>0.0844753530800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64cm" svg:y="0.316cm" chart:style-name="ch2">
          <text:p>Absolute Error: yaw angle</text:p>
        </chart:title>
        <chart:legend chart:legend-position="end" svg:x="12.222cm" svg:y="3.952cm" style:legend-expansion="high" chart:style-name="ch3"/>
        <chart:plot-area chart:style-name="ch4" table:cell-range-address="Sheet1.E5:Sheet1.E16 Sheet1.E24:Sheet1.E35" chart:data-source-has-labels="row" svg:x="1.331cm" svg:y="1.275cm" svg:width="10.571cm" svg:height="6.564cm">
          <chartooo:coordinate-region svg:x="1.767cm" svg:y="1.474cm" svg:width="9.948cm" svg:height="5.718cm"/>
          <chart:axis chart:dimension="x" chart:name="primary-x" chart:style-name="ch5">
            <chart:title svg:x="5.13cm" svg:y="8.019cm" chart:style-name="ch6">
              <text:p>Measurement Index</text:p>
            </chart:title>
            <chart:grid chart:style-name="ch7" chart:class="major"/>
          </chart:axis>
          <chart:axis chart:dimension="y" chart:name="primary-y" chart:style-name="ch5">
            <chart:title svg:x="0.451cm" svg:y="6.175cm" chart:style-name="ch8">
              <text:p>Orientation (Degrees)</text:p>
            </chart:title>
            <chart:grid chart:style-name="ch7" chart:class="major"/>
          </chart:axis>
          <chart:series chart:style-name="ch9" chart:values-cell-range-address="Sheet1.E5:Sheet1.E16" loext:label-string="1st_experiment" chart:class="chart:line">
            <chart:data-point chart:repeated="12"/>
          </chart:series>
          <chart:series chart:style-name="ch10" chart:values-cell-range-address="Sheet1.E24:Sheet1.E35" loext:label-string="2nd_experiment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_experiment</text:p>
              </table:table-cell>
              <table:table-cell office:value-type="string">
                <text:p>2nd_experi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861515485741">
                <text:p>5.33861515485741</text:p>
                <draw:g>
                  <svg:desc>Sheet1.E5:Sheet1.E16</svg:desc>
                </draw:g>
              </table:table-cell>
              <table:table-cell office:value-type="float" office:value="2.05669079726131">
                <text:p>2.05669079726131</text:p>
                <draw:g>
                  <svg:desc>Sheet1.E24:Sheet1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5866868073104">
                <text:p>3.85866868073104</text:p>
              </table:table-cell>
              <table:table-cell office:value-type="float" office:value="1.78257034047716">
                <text:p>1.78257034047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4843299899449">
                <text:p>2.54843299899449</text:p>
              </table:table-cell>
              <table:table-cell office:value-type="float" office:value="0.244119045624828">
                <text:p>0.244119045624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1488912301694">
                <text:p>1.61488912301694</text:p>
              </table:table-cell>
              <table:table-cell office:value-type="float" office:value="0.469054341533123">
                <text:p>0.469054341533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1733855928759">
                <text:p>2.61733855928759</text:p>
              </table:table-cell>
              <table:table-cell office:value-type="float" office:value="1.91504434015667">
                <text:p>1.91504434015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767443953875">
                <text:p>1.50767443953875</text:p>
              </table:table-cell>
              <table:table-cell office:value-type="float" office:value="0.347705613991579">
                <text:p>0.347705613991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940408412902">
                <text:p>4.1940408412902</text:p>
              </table:table-cell>
              <table:table-cell office:value-type="float" office:value="0.660860856848558">
                <text:p>0.660860856848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9770791512134">
                <text:p>1.39770791512134</text:p>
              </table:table-cell>
              <table:table-cell office:value-type="float" office:value="0.103833474656213">
                <text:p>0.103833474656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2656254347511">
                <text:p>2.92656254347511</text:p>
              </table:table-cell>
              <table:table-cell office:value-type="float" office:value="3.21941946136267">
                <text:p>3.2194194613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4427766630406">
                <text:p>2.74427766630406</text:p>
              </table:table-cell>
              <table:table-cell office:value-type="float" office:value="1.3773576479336">
                <text:p>1.3773576479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1954117434448">
                <text:p>2.71954117434448</text:p>
              </table:table-cell>
              <table:table-cell office:value-type="float" office:value="2.41402078848584">
                <text:p>2.41402078848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3558400639459">
                <text:p>3.53558400639459</text:p>
              </table:table-cell>
              <table:table-cell office:value-type="float" office:value="0.935801316724742">
                <text:p>0.9358013167247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